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Execute macro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st.py$disp_str?language=Python&amp;location=share" xlink:type="simple"/>
              </office:event-listeners>
            </form:button>
          </form:form>
        </office:forms>
        <table:shapes>
          <draw:control draw:z-index="0" draw:text-style-name="P1" svg:width="53.24mm" svg:height="11.42mm" svg:x="11.98mm" svg:y="4.52mm" draw:control="control1"/>
        </table:shapes>
        <table:table-column table:style-name="co1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pyth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cr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b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none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none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00/00/00</text:date>, <text:time style:data-style-name="N2" text:time-value="10:37:23.58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0:12:29.864000000</meta:creation-date>
    <dc:date>2016-02-13T10:39:14.179000000</dc:date>
    <meta:editing-duration>PT2H15M46S</meta:editing-duration>
    <meta:editing-cycles>8</meta:editing-cycles>
    <meta:generator>LibreOffice/5.1.0.3$Windows_x86 LibreOffice_project/5e3e00a007d9b3b6efb6797a8b8e57b51ab1f737</meta:generator>
    <meta:document-statistic meta:table-count="1" meta:cell-count="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_component
	obj = createUnoService( "org.libreoffice.example.Loext" )
	print obj.hello("world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